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492241263" calcext:value-type="float">
            <text:p>1,492241263</text:p>
          </table:table-cell>
          <table:table-cell office:value-type="float" office:value="0.4650022089" calcext:value-type="float">
            <text:p>0,4650022089</text:p>
          </table:table-cell>
          <table:table-cell office:value-type="float" office:value="0.006727555301" calcext:value-type="float">
            <text:p>0,0067275553</text:p>
          </table:table-cell>
          <table:table-cell office:value-type="float" office:value="0.0002430785244" calcext:value-type="float">
            <text:p>0,00024307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30" calcext:value-type="float">
            <text:p>145530</text:p>
          </table:table-cell>
          <table:table-cell office:value-type="float" office:value="1.568324924" calcext:value-type="float">
            <text:p>1,568324924</text:p>
          </table:table-cell>
          <table:table-cell office:value-type="float" office:value="0.4636215866" calcext:value-type="float">
            <text:p>0,4636215866</text:p>
          </table:table-cell>
          <table:table-cell office:value-type="float" office:value="0.001334744971" calcext:value-type="float">
            <text:p>0,001334745</text:p>
          </table:table-cell>
          <table:table-cell table:style-name="ce1" office:value-type="float" office:value="0.00006289374141" calcext:value-type="float">
            <text:p>6,2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560" calcext:value-type="float">
            <text:p>146560</text:p>
          </table:table-cell>
          <table:table-cell office:value-type="float" office:value="1.200442672" calcext:value-type="float">
            <text:p>1,200442672</text:p>
          </table:table-cell>
          <table:table-cell office:value-type="float" office:value="0.5411069989" calcext:value-type="float">
            <text:p>0,5411069989</text:p>
          </table:table-cell>
          <table:table-cell office:value-type="float" office:value="0.0005898251547" calcext:value-type="float">
            <text:p>0,0005898252</text:p>
          </table:table-cell>
          <table:table-cell table:style-name="ce1" office:value-type="float" office:value="0.00001734779835" calcext:value-type="float">
            <text:p>1,73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7001" calcext:value-type="float">
            <text:p>147001</text:p>
          </table:table-cell>
          <table:table-cell office:value-type="float" office:value="1.205986142" calcext:value-type="float">
            <text:p>1,205986142</text:p>
          </table:table-cell>
          <table:table-cell office:value-type="float" office:value="0.5710983872" calcext:value-type="float">
            <text:p>0,5710983872</text:p>
          </table:table-cell>
          <table:table-cell office:value-type="float" office:value="0.0004704335879" calcext:value-type="float">
            <text:p>0,0004704336</text:p>
          </table:table-cell>
          <table:table-cell table:style-name="ce1" office:value-type="float" office:value="0.00001037721177" calcext:value-type="float">
            <text:p>1,04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407" calcext:value-type="float">
            <text:p>147407</text:p>
          </table:table-cell>
          <table:table-cell office:value-type="float" office:value="1.416377306" calcext:value-type="float">
            <text:p>1,416377306</text:p>
          </table:table-cell>
          <table:table-cell office:value-type="float" office:value="0.4920458794" calcext:value-type="float">
            <text:p>0,4920458794</text:p>
          </table:table-cell>
          <table:table-cell office:value-type="float" office:value="0.0003553010465" calcext:value-type="float">
            <text:p>0,000355301</text:p>
          </table:table-cell>
          <table:table-cell table:style-name="ce1" office:value-type="float" office:value="0.00001379809964" calcext:value-type="float">
            <text:p>1,3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85" calcext:value-type="float">
            <text:p>147685</text:p>
          </table:table-cell>
          <table:table-cell office:value-type="float" office:value="1.137999773" calcext:value-type="float">
            <text:p>1,137999773</text:p>
          </table:table-cell>
          <table:table-cell office:value-type="float" office:value="0.5908326507" calcext:value-type="float">
            <text:p>0,5908326507</text:p>
          </table:table-cell>
          <table:table-cell office:value-type="float" office:value="0.0004544734547" calcext:value-type="float">
            <text:p>0,0004544735</text:p>
          </table:table-cell>
          <table:table-cell table:style-name="ce1" office:value-type="float" office:value="0.00002065788431" calcext:value-type="float">
            <text:p>2,0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127" calcext:value-type="float">
            <text:p>148127</text:p>
          </table:table-cell>
          <table:table-cell office:value-type="float" office:value="1.176076412" calcext:value-type="float">
            <text:p>1,176076412</text:p>
          </table:table-cell>
          <table:table-cell office:value-type="float" office:value="0.5269441605" calcext:value-type="float">
            <text:p>0,5269441605</text:p>
          </table:table-cell>
          <table:table-cell office:value-type="float" office:value="0.0001613312925" calcext:value-type="float">
            <text:p>0,0001613313</text:p>
          </table:table-cell>
          <table:table-cell table:style-name="ce1" office:value-type="float" office:value="0.00000343258057" calcext:value-type="float">
            <text:p>3,43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5" calcext:value-type="float">
            <text:p>148305</text:p>
          </table:table-cell>
          <table:table-cell office:value-type="float" office:value="1.060144186" calcext:value-type="float">
            <text:p>1,060144186</text:p>
          </table:table-cell>
          <table:table-cell office:value-type="float" office:value="0.5753978491" calcext:value-type="float">
            <text:p>0,5753978491</text:p>
          </table:table-cell>
          <table:table-cell office:value-type="float" office:value="0.0001371365943" calcext:value-type="float">
            <text:p>0,0001371366</text:p>
          </table:table-cell>
          <table:table-cell table:style-name="ce1" office:value-type="float" office:value="0.00000342841463" calcext:value-type="float">
            <text:p>3,43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413" calcext:value-type="float">
            <text:p>148413</text:p>
          </table:table-cell>
          <table:table-cell office:value-type="float" office:value="1.038875103" calcext:value-type="float">
            <text:p>1,038875103</text:p>
          </table:table-cell>
          <table:table-cell office:value-type="float" office:value="0.5962049365" calcext:value-type="float">
            <text:p>0,5962049365</text:p>
          </table:table-cell>
          <table:table-cell office:value-type="float" office:value="0.0001507391426" calcext:value-type="float">
            <text:p>0,0001507391</text:p>
          </table:table-cell>
          <table:table-cell table:style-name="ce1" office:value-type="float" office:value="0.000006851778835" calcext:value-type="float">
            <text:p>6,85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75" calcext:value-type="float">
            <text:p>148575</text:p>
          </table:table-cell>
          <table:table-cell office:value-type="float" office:value="1.131027579" calcext:value-type="float">
            <text:p>1,131027579</text:p>
          </table:table-cell>
          <table:table-cell office:value-type="float" office:value="0.5800803304" calcext:value-type="float">
            <text:p>0,5800803304</text:p>
          </table:table-cell>
          <table:table-cell office:value-type="float" office:value="0.0002566576877" calcext:value-type="float">
            <text:p>0,0002566577</text:p>
          </table:table-cell>
          <table:table-cell table:style-name="ce1" office:value-type="float" office:value="0.000006844205473" calcext:value-type="float">
            <text:p>6,84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2749536" calcext:value-type="float">
            <text:p>1,242749536</text:p>
          </table:table-cell>
          <table:table-cell table:formula="of:=AVERAGE([.D2:.D11])" office:value-type="float" office:value="0.54023349882" calcext:value-type="float">
            <text:p>0,5402334988</text:p>
          </table:table-cell>
          <table:table-cell table:formula="of:=AVERAGE([.E2:.E11])" office:value-type="float" office:value="0.00106381982329" calcext:value-type="float">
            <text:p>0,0010638198</text:p>
          </table:table-cell>
          <table:table-cell table:formula="of:=AVERAGE([.F2:.F11])" office:value-type="float" office:value="0.0000388710239388" calcext:value-type="float">
            <text:p>0,00003887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9:44.519891996</dc:date>
    <meta:document-statistic meta:table-count="1" meta:cell-count="70" meta:object-count="0"/>
    <meta:generator>LibreOffice/4.1.4.2$Linux_X86_64 LibreOffice_project/410m0$Build-2</meta:generator>
  </office:meta>
</office:document-meta>
</file>